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5f_text">
      <style:text-properties fo:language="ru" fo:country="RU" officeooo:rsid="00072e70" officeooo:paragraph-rsid="00072e70"/>
    </style:style>
    <style:style style:name="P2" style:family="paragraph" style:parent-style-name="_5f_text">
      <style:text-properties fo:language="ru" fo:country="RU" officeooo:rsid="000ada2d" officeooo:paragraph-rsid="000ada2d"/>
    </style:style>
    <style:style style:name="P3" style:family="paragraph" style:parent-style-name="_5f_text">
      <style:text-properties fo:language="ru" fo:country="RU" officeooo:rsid="000d66ea" officeooo:paragraph-rsid="000d66ea"/>
    </style:style>
    <style:style style:name="P4" style:family="paragraph" style:parent-style-name="_5f_text">
      <style:text-properties fo:language="ru" fo:country="RU" officeooo:rsid="000e917b" officeooo:paragraph-rsid="000e917b"/>
    </style:style>
    <style:style style:name="P5" style:family="paragraph" style:parent-style-name="_5f_text">
      <style:text-properties fo:language="ru" fo:country="RU" officeooo:rsid="000ee21c" officeooo:paragraph-rsid="000ee21c"/>
    </style:style>
    <style:style style:name="P6" style:family="paragraph" style:parent-style-name="_5f_text">
      <style:text-properties fo:language="ru" fo:country="RU" officeooo:rsid="001017bf" officeooo:paragraph-rsid="001017bf"/>
    </style:style>
    <style:style style:name="P7" style:family="paragraph" style:parent-style-name="_5f_text">
      <style:text-properties fo:language="ru" fo:country="RU" officeooo:rsid="0011ab6a" officeooo:paragraph-rsid="0011ab6a"/>
    </style:style>
    <style:style style:name="P8" style:family="paragraph" style:parent-style-name="_5f_text">
      <style:text-properties officeooo:paragraph-rsid="000d66ea"/>
    </style:style>
    <style:style style:name="P9" style:family="paragraph" style:parent-style-name="_5f_text">
      <style:text-properties officeooo:paragraph-rsid="000e917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917b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e917b"/>
    </style:style>
    <style:style style:name="T5" style:family="text">
      <style:text-properties style:font-name="Calibri Light" fo:font-size="11pt" fo:language="ru" fo:country="RU" fo:font-weight="250" officeooo:rsid="000e917b"/>
    </style:style>
    <style:style style:name="T6" style:family="text">
      <style:text-properties style:font-name="Calibri Light" fo:font-size="11pt" fo:font-weight="250"/>
    </style:style>
    <style:style style:name="T7" style:family="text">
      <style:text-properties style:font-name="Calibri Light" fo:font-size="11pt" fo:font-weight="250" officeooo:rsid="000e917b"/>
    </style:style>
    <style:style style:name="T8" style:family="text">
      <style:text-properties fo:font-variant="normal" fo:text-transform="none" style:font-name="Bebas Neue Pro" fo:font-size="20pt" fo:language="ru" fo:country="RU" officeooo:rsid="000d66ea"/>
    </style:style>
    <style:style style:name="T9" style:family="text">
      <style:text-properties officeooo:rsid="000e91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text"><text:a xlink:type="simple" xlink:href="https://docs.scrapy.org/en/latest/" text:style-name="Internet_20_link" text:visited-style-name="Visited_20_Internet_20_Link">https://docs.scrapy.org/en/latest/</text:a></text:p>
      <text:p text:style-name="_5f_text"><text:a xlink:type="simple" xlink:href="https://habr.com/ru/post/312816/" text:style-name="Internet_20_link" text:visited-style-name="Visited_20_Internet_20_Link">https://habr.com/ru/post/312816/</text:a></text:p>
      <text:p text:style-name="P8"><text:a xlink:type="simple" xlink:href="https://www.python.org/" text:style-name="Internet_20_link" text:visited-style-name="Visited_20_Internet_20_Link">https://www.python.org/</text:a></text:p>
      <text:p text:style-name="P8"/>
      <text:p text:style-name="P4">Теория и понятия</text:p>
      <text:p text:style-name="P4">Работает исключительно на запросах — ответах. </text:p>
      <text:p text:style-name="P8"/>
      <text:p text:style-name="P9"><text:span text:style-name="T4">Пляшем от названия </text:span><text:span text:style-name="T2">hgufybpfwbb/ </text:span><text:span text:style-name="T4">она должна бытьв поле водпресса. Это легко. Заходим в гугл. Находим оргнизацию. Копируем точное название для поиска. </text:span><text:span text:style-name="T5">Открываем карты гугл</text:span></text:p>
      <text:p text:style-name="P9"><text:span text:style-name="T5">Замок Гарибальди, Речной переулок, Хрящевка, Самарская область</text:span></text:p>
      <text:p text:style-name="P5"><text:span text:style-name="T7">Зап</text:span><text:span text:style-name="T6">рос очень сложный. Передается много параметров. И вот они то могут неожиданно менятся. </text:span></text:p>
      <text:p text:style-name="P6"><text:span text:style-name="T6">Чеееерт</text:span></text:p>
      <text:p text:style-name="P6"><text:a xlink:type="simple" xlink:href="https://losst.ru/ustanovka-selenium-v-linux" text:style-name="Internet_20_link" text:visited-style-name="Visited_20_Internet_20_Link"><text:span text:style-name="T6">https://losst.ru/ustanovka-selenium-v-linux</text:span></text:a></text:p>
      <text:p text:style-name="P6"><text:span text:style-name="T6">Запуск на линуксе без графики.</text:span></text:p>
      <text:p text:style-name="P6"><text:a xlink:type="simple" xlink:href="https://www.semicomplete.com/blog/geekery/xvfb-firefox/" text:style-name="Internet_20_link" text:visited-style-name="Visited_20_Internet_20_Link"><text:span text:style-name="T6">https://www.semicomplete.com/blog/geekery/xvfb-firefox/</text:span></text:a></text:p>
      <text:p text:style-name="P7"><text:span text:style-name="T6">запуск виртуального дисплея Xvfb</text:span></text:p>
      <text:p text:style-name="P7"><text:span text:style-name="T6"/></text:p>
      <text:p text:style-name="_5f_heading_5f_top">Установка<text:span text:style-name="T3"> </text:span><text:span text:style-name="T8">для</text:span><text:span text:style-name="T3"> </text:span><text:span text:style-name="T1">Windows</text:span></text:p>
      <text:p text:style-name="P3">Установим пакет анаконда. При установке пометить патч. Перезагрузить. Установить scrapy</text:p>
      <text:p text:style-name="_5f_text">conda install -c conda-forge scrapy</text:p>
      <text:p text:style-name="P3">Стало. Дальше</text:p>
      <text:p text:style-name="_5f_heading_5f_top">Работа</text:p>
      <text:p text:style-name="P1"/>
      <text:p text:style-name="P1"/>
      <text:p text:style-name="P2">Как-то установить на винде.</text:p>
      <text:p text:style-name="P2">Изучить</text:p>
      <text:p text:style-name="P2">Проверить как работает.</text:p>
      <text:p text:style-name="P2">Перенести на линух</text:p>
      <text:p text:style-name="P2">Проверить</text:p>
      <text:p text:style-name="P2">всё</text:p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.101cm" fo:margin-bottom="0.101cm" style:contextual-spacing="false" fo:line-height="0.45cm" fo:text-indent="0cm" style:auto-text-indent="false"/>
      <style:text-properties fo:language="zxx" fo:country="non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01cm" style:contextual-spacing="true" fo:text-indent="0cm" style:auto-text-indent="false" style:page-number="auto" fo:background-color="#f6f8fa" fo:padding="0.101cm" fo:border="0.26pt solid #00a933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tru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examine" style:display-name="_examine" style:family="paragraph" style:parent-style-name="_5f_text" style:master-page-name="">
      <loext:graphic-properties draw:fill="none" draw:fill-color="#ff0000"/>
      <style:paragraph-properties fo:margin-left="0cm" fo:margin-right="0cm" fo:text-indent="0cm" style:auto-text-indent="false" style:page-number="auto" fo:background-color="transparent" fo:padding-left="0.199cm" fo:padding-right="0.199cm" fo:padding-top="0cm" fo:padding-bottom="0cm" fo:border="1.25pt solid #ff0000">
        <style:tab-stops/>
      </style:paragraph-properties>
      <style:text-properties style:use-window-font-color="true" loext:opacity="0%" style:font-name="Calibri Light1" fo:font-family="'Calibri Light'" style:font-style-name="Жирный" style:font-family-generic="swiss" style:font-pitch="variable" fo:language="ru" fo:country="RU" fo:font-weight="bold" officeooo:rsid="001e3f4c"/>
    </style:style>
    <style:style style:name="_5f_comment" style:display-name="_comment" style:family="paragraph" style:parent-style-name="_5f_text" style:master-page-name="">
      <style:paragraph-properties style:page-number="auto" fo:padding-left="0.199cm" fo:padding-right="0.199cm" fo:padding-top="0.049cm" fo:padding-bottom="0.049cm" fo:border="1.25pt solid #81d41a"/>
    </style:style>
    <style:style style:name="_5f_out" style:display-name="_out" style:family="paragraph" style:parent-style-name="_5f_code">
      <loext:graphic-properties draw:fill="solid" draw:fill-color="#fff5ce"/>
      <style:paragraph-properties fo:background-color="#fff5ce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28T16:15:08.442000000</dc:date>
    <meta:editing-duration>PT1H27M2S</meta:editing-duration>
    <meta:editing-cycles>15</meta:editing-cycles>
    <meta:document-statistic meta:table-count="0" meta:image-count="0" meta:object-count="0" meta:page-count="1" meta:paragraph-count="24" meta:word-count="101" meta:character-count="888" meta:non-whitespace-character-count="808"/>
  </office:meta>
</office:document-meta>
</file>